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7441d" officeooo:paragraph-rsid="001cfab9"/>
    </style:style>
    <style:style style:name="P2" style:family="paragraph" style:parent-style-name="Standard">
      <style:text-properties officeooo:rsid="0005bb8b" officeooo:paragraph-rsid="001cfab9"/>
    </style:style>
    <style:style style:name="P3" style:family="paragraph" style:parent-style-name="Standard">
      <style:text-properties officeooo:rsid="000c5d68" officeooo:paragraph-rsid="001cfab9"/>
    </style:style>
    <style:style style:name="P4" style:family="paragraph" style:parent-style-name="Standard">
      <style:text-properties officeooo:rsid="00072a0e" officeooo:paragraph-rsid="001cfab9"/>
    </style:style>
    <style:style style:name="P5" style:family="paragraph" style:parent-style-name="Standard">
      <style:text-properties officeooo:rsid="0036a020" officeooo:paragraph-rsid="001cfab9"/>
    </style:style>
    <style:style style:name="P6" style:family="paragraph" style:parent-style-name="Standard">
      <style:text-properties officeooo:rsid="003399d3" officeooo:paragraph-rsid="001cfab9"/>
    </style:style>
    <style:style style:name="P7" style:family="paragraph" style:parent-style-name="Standard">
      <style:text-properties officeooo:rsid="001ae12f" officeooo:paragraph-rsid="001cfab9"/>
    </style:style>
    <style:style style:name="P8" style:family="paragraph" style:parent-style-name="Standard">
      <style:text-properties officeooo:rsid="001e9ffd" officeooo:paragraph-rsid="001cfab9"/>
    </style:style>
    <style:style style:name="P9" style:family="paragraph" style:parent-style-name="Standard">
      <style:text-properties officeooo:rsid="00076264" officeooo:paragraph-rsid="001cfab9"/>
    </style:style>
    <style:style style:name="P10" style:family="paragraph" style:parent-style-name="Standard">
      <style:text-properties officeooo:rsid="001069ed" officeooo:paragraph-rsid="001cfab9"/>
    </style:style>
    <style:style style:name="P11" style:family="paragraph" style:parent-style-name="Standard">
      <style:text-properties officeooo:rsid="000a7a24" officeooo:paragraph-rsid="001cfab9"/>
    </style:style>
    <style:style style:name="P12" style:family="paragraph" style:parent-style-name="Standard">
      <style:text-properties officeooo:rsid="000e8424" officeooo:paragraph-rsid="001cfab9"/>
    </style:style>
    <style:style style:name="P13" style:family="paragraph" style:parent-style-name="Standard">
      <style:text-properties officeooo:rsid="00121c22" officeooo:paragraph-rsid="001cfab9"/>
    </style:style>
    <style:style style:name="P14" style:family="paragraph" style:parent-style-name="Standard">
      <style:text-properties officeooo:rsid="001d7270" officeooo:paragraph-rsid="001cfab9"/>
    </style:style>
    <style:style style:name="P15" style:family="paragraph" style:parent-style-name="Standard">
      <style:text-properties officeooo:rsid="00137539" officeooo:paragraph-rsid="001cfab9"/>
    </style:style>
    <style:style style:name="P16" style:family="paragraph" style:parent-style-name="Standard">
      <style:text-properties officeooo:rsid="00150b30" officeooo:paragraph-rsid="001cfab9"/>
    </style:style>
    <style:style style:name="P17" style:family="paragraph" style:parent-style-name="Standard">
      <style:text-properties officeooo:rsid="00156d64" officeooo:paragraph-rsid="001cfab9"/>
    </style:style>
    <style:style style:name="P18" style:family="paragraph" style:parent-style-name="Standard">
      <style:text-properties officeooo:rsid="001762aa" officeooo:paragraph-rsid="001cfab9"/>
    </style:style>
    <style:style style:name="P19" style:family="paragraph" style:parent-style-name="Standard">
      <style:text-properties officeooo:rsid="001839d1" officeooo:paragraph-rsid="001cfab9"/>
    </style:style>
    <style:style style:name="P20" style:family="paragraph" style:parent-style-name="Standard">
      <style:text-properties officeooo:rsid="001927b4" officeooo:paragraph-rsid="001cfab9"/>
    </style:style>
    <style:style style:name="P21" style:family="paragraph" style:parent-style-name="Standard">
      <style:text-properties officeooo:rsid="00192de8" officeooo:paragraph-rsid="001cfab9"/>
    </style:style>
    <style:style style:name="P22" style:family="paragraph" style:parent-style-name="Standard">
      <style:text-properties officeooo:rsid="001c8b79" officeooo:paragraph-rsid="001cfab9"/>
    </style:style>
    <style:style style:name="P23" style:family="paragraph" style:parent-style-name="Standard">
      <style:text-properties officeooo:rsid="002b6c78" officeooo:paragraph-rsid="001cfab9"/>
    </style:style>
    <style:style style:name="P24" style:family="paragraph" style:parent-style-name="Standard">
      <style:text-properties officeooo:rsid="001d7da6" officeooo:paragraph-rsid="001cfab9"/>
    </style:style>
    <style:style style:name="P25" style:family="paragraph" style:parent-style-name="Standard">
      <style:text-properties officeooo:rsid="001ec508" officeooo:paragraph-rsid="001cfab9"/>
    </style:style>
    <style:style style:name="P26" style:family="paragraph" style:parent-style-name="Standard">
      <style:text-properties officeooo:rsid="0035e29b" officeooo:paragraph-rsid="001cfab9"/>
    </style:style>
    <style:style style:name="P27" style:family="paragraph" style:parent-style-name="Standard">
      <style:text-properties officeooo:rsid="001e6126" officeooo:paragraph-rsid="001cfab9"/>
    </style:style>
    <style:style style:name="P28" style:family="paragraph" style:parent-style-name="Standard">
      <style:text-properties officeooo:rsid="0021c182" officeooo:paragraph-rsid="001cfab9"/>
    </style:style>
    <style:style style:name="P29" style:family="paragraph" style:parent-style-name="Standard">
      <style:text-properties officeooo:rsid="0022c825" officeooo:paragraph-rsid="001cfab9"/>
    </style:style>
    <style:style style:name="P30" style:family="paragraph" style:parent-style-name="Standard">
      <style:text-properties officeooo:rsid="0024418b" officeooo:paragraph-rsid="001cfab9"/>
    </style:style>
    <style:style style:name="P31" style:family="paragraph" style:parent-style-name="Standard">
      <style:text-properties officeooo:rsid="0025fec4" officeooo:paragraph-rsid="001cfab9"/>
    </style:style>
    <style:style style:name="P32" style:family="paragraph" style:parent-style-name="Standard">
      <style:text-properties officeooo:rsid="0028a9a1" officeooo:paragraph-rsid="001cfab9"/>
    </style:style>
    <style:style style:name="P33" style:family="paragraph" style:parent-style-name="Standard">
      <style:text-properties officeooo:rsid="002950db" officeooo:paragraph-rsid="001cfab9"/>
    </style:style>
    <style:style style:name="P34" style:family="paragraph" style:parent-style-name="Standard">
      <style:text-properties officeooo:rsid="0029912a" officeooo:paragraph-rsid="001cfab9"/>
    </style:style>
    <style:style style:name="P35" style:family="paragraph" style:parent-style-name="Standard">
      <style:text-properties officeooo:rsid="002fcf93" officeooo:paragraph-rsid="001cfab9"/>
    </style:style>
    <style:style style:name="P36" style:family="paragraph" style:parent-style-name="Standard">
      <style:text-properties officeooo:rsid="003a9e04" officeooo:paragraph-rsid="001cfab9"/>
    </style:style>
    <style:style style:name="P37" style:family="paragraph" style:parent-style-name="Standard">
      <style:text-properties officeooo:paragraph-rsid="001cfab9"/>
    </style:style>
    <style:style style:name="P38" style:family="paragraph" style:parent-style-name="Preformatted_20_Text">
      <style:text-properties fo:color="#993300" officeooo:rsid="0030e76f" officeooo:paragraph-rsid="001cfab9"/>
    </style:style>
    <style:style style:name="P39" style:family="paragraph" style:parent-style-name="Standard">
      <style:text-properties officeooo:rsid="001d7270" officeooo:paragraph-rsid="001cfab9"/>
    </style:style>
    <style:style style:name="P40" style:family="paragraph" style:parent-style-name="Standard">
      <style:text-properties officeooo:rsid="001d7270" officeooo:paragraph-rsid="001ed97b"/>
    </style:style>
    <style:style style:name="T1" style:family="text">
      <style:text-properties officeooo:rsid="0033c88c"/>
    </style:style>
    <style:style style:name="T2" style:family="text">
      <style:text-properties officeooo:rsid="000a6d43"/>
    </style:style>
    <style:style style:name="T3" style:family="text">
      <style:text-properties officeooo:rsid="0008d88f"/>
    </style:style>
    <style:style style:name="T4" style:family="text">
      <style:text-properties officeooo:rsid="001762aa"/>
    </style:style>
    <style:style style:name="T5" style:family="text">
      <style:text-properties officeooo:rsid="00156d64"/>
    </style:style>
    <style:style style:name="T6" style:family="text">
      <style:text-properties officeooo:rsid="001839d1"/>
    </style:style>
    <style:style style:name="T7" style:family="text">
      <style:text-properties officeooo:rsid="001d7da6"/>
    </style:style>
    <style:style style:name="T8" style:family="text">
      <style:text-properties officeooo:rsid="001e58a7"/>
    </style:style>
    <style:style style:name="T9" style:family="text">
      <style:text-properties officeooo:rsid="0033175e"/>
    </style:style>
    <style:style style:name="T10" style:family="text">
      <style:text-properties officeooo:rsid="001d7270"/>
    </style:style>
    <style:style style:name="T11" style:family="text">
      <style:text-properties fo:font-variant="normal" fo:text-transform="none" fo:color="#4d4d4d" fo:letter-spacing="normal" style:font-name-asian="Microsoft YaHei" style:font-size-asian="12pt" style:font-style-asian="normal" style:font-weight-asian="normal" loext:padding="0in" loext:border="none"/>
    </style:style>
    <style:style style:name="T12" style:family="text">
      <style:text-properties fo:font-variant="normal" fo:text-transform="none" fo:color="#4d4d4d" fo:letter-spacing="normal" loext:padding="0in" loext:border="none"/>
    </style:style>
    <style:style style:name="T13" style:family="text">
      <style:text-properties fo:font-variant="normal" fo:text-transform="none" fo:color="#4d4d4d" style:font-name="Microsoft YaHei" fo:font-size="12pt" fo:letter-spacing="normal" fo:font-style="normal" fo:font-weight="normal" loext:padding="0in" loext:border="none"/>
    </style:style>
    <style:style style:name="T14" style:family="text">
      <style:text-properties officeooo:rsid="0028a9a1"/>
    </style:style>
    <style:style style:name="T15" style:family="text">
      <style:text-properties officeooo:rsid="001ed9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gitlab.com/MSCSIM/vehicle_motion_generation/decision-planning_sample-based/decision-planning_ncds-sample.git" text:style-name="Internet_20_link" text:visited-style-name="Visited_20_Internet_20_Link">https://gitlab.com/MSCSIM/vehicle_motion_generation/decision-planning_sample-based/decision-planning_ncds-sample.git</text:a></text:p>
      <text:p text:style-name="P2"/>
      <text:p text:style-name="P2"><text:a xlink:type="simple" xlink:href="mailto:git@gitlab.com" text:style-name="Internet_20_link" text:visited-style-name="Visited_20_Internet_20_Link">git@gitlab.com</text:a>:MSCSIM/vehicle_motion_generation/decision-planning_sample-based/decision-planning_ncds-sample.git</text:p>
      <text:p text:style-name="P2"/>
      <text:p text:style-name="P3">cmake链接：https://blog.csdn.net/xierhacker/article/details/79445339</text:p>
      <text:p text:style-name="P4">常规安装cmake</text:p>
      <text:p text:style-name="P4">外部构建：在make文件中</text:p>
      <text:p text:style-name="P4">mkdir build</text:p>
      <text:p text:style-name="P4">cd build</text:p>
      <text:p text:style-name="P4">cmake ..</text:p>
      <text:p text:style-name="P4">make</text:p>
      <text:p text:style-name="P4">sudo make install</text:p>
      <text:p text:style-name="P4"/>
      <text:p text:style-name="P4">制定安装位置</text:p>
      <text:p text:style-name="P5">cmake -DCMAKE_INSTALL_PREFIX=/…………… ..</text:p>
      <text:p text:style-name="P4"/>
      <text:p text:style-name="P6">安装、删除包 经典教程 以open<text:span text:style-name="T1">CV为例</text:span></text:p>
      <text:p text:style-name="P4"><text:a xlink:type="simple" xlink:href="https://blog.csdn.net/lukaslong/article/details/81386376" text:style-name="Internet_20_link" text:visited-style-name="Visited_20_Internet_20_Link">https://blog.csdn.net/lukaslong/article/details/81386376</text:a></text:p>
      <text:p text:style-name="P4"/>
      <text:p text:style-name="P4">内部构建：</text:p>
      <text:p text:style-name="P3">cmake .</text:p>
      <text:p text:style-name="P3">make</text:p>
      <text:p text:style-name="P4"/>
      <text:p text:style-name="P4">git checkout <text:s/>… 换分支</text:p>
      <text:p text:style-name="P7">git diff 看区别</text:p>
      <text:p text:style-name="P7">git log</text:p>
      <text:p text:style-name="P8">git branch -l</text:p>
      <text:p text:style-name="P4"/>
      <text:p text:style-name="P9">pip install = apt get install <text:span text:style-name="T2">= aptitude install</text:span></text:p>
      <text:p text:style-name="P9"/>
      <text:p text:style-name="P10">搜索并解决报错很重要</text:p>
      <text:p text:style-name="P9">ask ubuntu </text:p>
      <text:p text:style-name="P9">stackoverflow</text:p>
      <text:p text:style-name="P9"/>
      <text:p text:style-name="P9">~/.bashrc 是环境变量，里面添加source，可以重复调用source</text:p>
      <text:p text:style-name="P9"/>
      <text:p text:style-name="P9">source setup.bash 将路径刷到环境变量中</text:p>
      <text:p text:style-name="P9"/>
      <text:p text:style-name="P9">pwd <text:span text:style-name="T3">= printing workding directory</text:span></text:p>
      <text:p text:style-name="P9"/>
      <text:p text:style-name="P11">catkin_make编译系统</text:p>
      <text:p text:style-name="P11"/>
      <text:p text:style-name="P12">apt show pkg_name 查看package版本</text:p>
      <text:p text:style-name="P12"/>
      <text:p text:style-name="P13">终端中可以使用shell，shell负责将用户命令翻译成操作系统指令，bash是一种shell</text:p>
      <text:p text:style-name="P13"><text:soft-page-break/></text:p>
      <text:p text:style-name="P14"/>
      <text:p text:style-name="P13"/>
      <text:p text:style-name="P13">source在当前环境shell下读取并执行脚本</text:p>
      <text:p text:style-name="P13">bash sh在子shell中读取并执行脚本</text:p>
      <text:p text:style-name="P13"/>
      <text:p text:style-name="P15">PATH环境变量，在输入变量时系统回去查找PATH里面记录的路径</text:p>
      <text:p text:style-name="P15">查看环境变量：</text:p>
      <text:p text:style-name="P15">env export</text:p>
      <text:p text:style-name="P15">添加path</text:p>
      <text:p text:style-name="P15">export PATH="$PATH:home/letian/catkin_ws/build/lanelet2_core"</text:p>
      <text:p text:style-name="P15"/>
      <text:p text:style-name="P16">sudo update-alternatives --config python 改变python版本</text:p>
      <text:p text:style-name="P8">alias python=/usr/bin/python2.7</text:p>
      <text:p text:style-name="P16"/>
      <text:p text:style-name="P17">dpkg -i package.deb 本地安装</text:p>
      <text:p text:style-name="P17">apt-get install package 在线安装</text:p>
      <text:p text:style-name="P17"/>
      <text:p text:style-name="P17">dpkg -<text:span text:style-name="T4">r package 删除软件</text:span></text:p>
      <text:p text:style-name="P18">apt-get remove package </text:p>
      <text:p text:style-name="P18">aptitude remove package</text:p>
      <text:p text:style-name="P18"/>
      <text:p text:style-name="P18">dpkg -P package 删除软件并清除配置</text:p>
      <text:p text:style-name="P18">apt-get remove package –-purge</text:p>
      <text:p text:style-name="P18">apptitude purge package</text:p>
      <text:p text:style-name="P18"/>
      <text:p text:style-name="P18">apt-get autoremove 卸载所有自动安装且不再使用的软件包</text:p>
      <text:p text:style-name="P16"/>
      <text:p text:style-name="P16">sudo <text:span text:style-name="T5">apt-get remove</text:span></text:p>
      <text:p text:style-name="P17">sudo apt-get </text:p>
      <text:p text:style-name="P17">sudo autoremove</text:p>
      <text:p text:style-name="P15"/>
      <text:p text:style-name="P4"/>
      <text:p text:style-name="P4">source /<text:span text:style-name="T6">opt/ros/kinetic/setup.bash</text:span></text:p>
      <text:p text:style-name="P19">source /opt/ros/kinetic/setup.bash</text:p>
      <text:p text:style-name="P19">source /opt/ros/kinetic/setup.bash</text:p>
      <text:p text:style-name="P19"/>
      <text:p text:style-name="P20">source /opt/ros/kinetic/setup.bash</text:p>
      <text:p text:style-name="P20">source /opt/ros/kinetic/setup.bash</text:p>
      <text:p text:style-name="P20">source /opt/ros/kinetic/setup.bash</text:p>
      <text:p text:style-name="P20"/>
      <text:p text:style-name="P21">手动source，页面比较干净</text:p>
      <text:p text:style-name="P21">终端开小窗</text:p>
      <text:p text:style-name="P21"/>
      <text:p text:style-name="P21">vim：</text:p>
      <text:p text:style-name="P22">I/o 进入插入模式</text:p>
      <text:p text:style-name="P22">esc进入command模式</text:p>
      <text:p text:style-name="P22"><text:soft-page-break/>v 进入可视模式</text:p>
      <text:p text:style-name="P22">：x 保存</text:p>
      <text:p text:style-name="P22">：q 退出</text:p>
      <text:p text:style-name="P22">y copy</text:p>
      <text:p text:style-name="P22">yy copy a line</text:p>
      <text:p text:style-name="P22">p paste</text:p>
      <text:p text:style-name="P22">d cut</text:p>
      <text:p text:style-name="P22">dd cut a line</text:p>
      <text:p text:style-name="P23">A 行末</text:p>
      <text:p text:style-name="P23">I 行首</text:p>
      <text:p text:style-name="P23">u 撤销</text:p>
      <text:p text:style-name="P22"/>
      <text:p text:style-name="P14">tar -czvf name.tar.gz dir/ 压缩 c：compress</text:p>
      <text:p text:style-name="P40"/>
      <text:p text:style-name="P14">tar -xzvf name.tar.gz -C /path 解压 x：extarct</text:p>
      <text:p text:style-name="P14"/>
      <text:p text:style-name="P38">unzip test.zip</text:p>
      <text:p text:style-name="P38">unzip -d /temp test.zip</text:p>
      <text:p text:style-name="P14"/>
      <text:p text:style-name="P14">rm -<text:span text:style-name="T7">rf … <text:s/>recursively remove ** forcely</text:span></text:p>
      <text:p text:style-name="P24">rm -d … remove empty dir<text:span text:style-name="T8">ls</text:span></text:p>
      <text:p text:style-name="P13">chmod改变权限</text:p>
      <text:p text:style-name="P13">echo输出</text:p>
      <text:p text:style-name="P13">grep关键词搜索</text:p>
      <text:p text:style-name="P13">find / -<text:span text:style-name="T9">name </text:span></text:p>
      <text:p text:style-name="P6">ls |grep ***</text:p>
      <text:p text:style-name="P13"/>
      <text:p text:style-name="P13"/>
      <text:p text:style-name="P13">cp *.<text:span text:style-name="T10">txt **.txt</text:span></text:p>
      <text:p text:style-name="P14">cp *.txt backup</text:p>
      <text:p text:style-name="P14"/>
      <text:p text:style-name="P25">sudo apt-get install ros-kinetic-desktop-full</text:p>
      <text:p text:style-name="P26">包的安装路径</text:p>
      <text:p text:style-name="P37"><text:span text:style-name="T11">一般的</text:span><text:span text:style-name="T13">deb</text:span><text:span text:style-name="T11">包（包括新立得或者</text:span><text:span text:style-name="T13">apt-get</text:span><text:span text:style-name="T11">下载的）都在</text:span><text:span text:style-name="T13">/usr/share</text:span><text:span text:style-name="T11">。自己下载的压缩包或者编译的包，有些可以选择安装目录，一般放在</text:span><text:span text:style-name="T13">/usr/local/</text:span><text:span text:style-name="T11">，也有在</text:span><text:span text:style-name="T13">/opt</text:span><text:span text:style-name="T11">的。  </text:span><text:span text:style-name="T12">  </text:span></text:p>
      <text:p text:style-name="P22"/>
      <text:p text:style-name="P27">LI CHENRAN</text:p>
      <text:p text:style-name="P27">YANG GAO</text:p>
      <text:p text:style-name="P27">ZHAO TING</text:p>
      <text:p text:style-name="P27"/>
      <text:p text:style-name="P27"/>
      <text:p text:style-name="P27"/>
      <text:p text:style-name="P27"/>
      <text:p text:style-name="P27"/>
      <text:p text:style-name="P28">rospack depends1 package_name</text:p>
      <text:p text:style-name="P28"/>
      <text:p text:style-name="P29">package.xml:</text:p>
      <text:p text:style-name="P29"><text:soft-page-break/>description</text:p>
      <text:p text:style-name="P29">maintainer</text:p>
      <text:p text:style-name="P29">licence</text:p>
      <text:p text:style-name="P29">dependency</text:p>
      <text:p text:style-name="P29"/>
      <text:p text:style-name="P30">python read_osm_map.py 启动</text:p>
      <text:p text:style-name="P30">= rosrun read_osm_map.py</text:p>
      <text:p text:style-name="P30">printenv | grep ROS</text:p>
      <text:p text:style-name="P30"/>
      <text:p text:style-name="P31">df -h 硬盘使用情况 按G</text:p>
      <text:p text:style-name="P31">top 显示进程信息</text:p>
      <text:p text:style-name="P31"/>
      <text:p text:style-name="P31">dpkg -<text:span text:style-name="T14">l |grep </text:span></text:p>
      <text:p text:style-name="P32">dpkg -i asdf.deb 安装</text:p>
      <text:p text:style-name="P32"/>
      <text:p text:style-name="P33">rospack depends1 beginner</text:p>
      <text:p text:style-name="P32"/>
      <text:p text:style-name="P32"/>
      <text:p text:style-name="P34">find . -name "read_osm_map*"</text:p>
      <text:p text:style-name="P34"/>
      <text:p text:style-name="P35">ps -A | grep ***</text:p>
      <text:p text:style-name="P35">kill PID </text:p>
      <text:p text:style-name="P35">kill -9 PID</text:p>
      <text:p text:style-name="P35"/>
      <text:p text:style-name="P36">卸载anaconda</text:p>
      <text:p text:style-name="P36">https://www.cnblogs.com/onemorepoint/p/7453766.html</text:p>
      <text:p text:style-name="P36">安装anaconda</text:p>
      <text:p text:style-name="P36">https://blog.csdn.net/haeasringnar/article/details/82079943</text:p>
      <text:p text:style-name="P35"/>
      <text:p text:style-name="P3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8:32:40.478716619</meta:creation-date>
    <dc:date>2020-01-21T13:58:54.527533150</dc:date>
    <meta:editing-duration>PT4H53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15" meta:word-count="625" meta:character-count="2534" meta:non-whitespace-character-count="2358"/>
  </office:meta>
</office:document-meta>
</file>